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8.451cm"/>
    </style:style>
    <style:style style:name="Таблица1.B" style:family="table-column">
      <style:table-column-properties style:column-width="8.55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8.451cm"/>
    </style:style>
    <style:style style:name="Таблица2.B" style:family="table-column">
      <style:table-column-properties style:column-width="8.55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column-wrap-id-1576499758112">
        <text:section text:style-name="Sect1" text:name="column-id-1576499758112">
          <text:p text:style-name="Standard"/>
          <text:section text:style-name="Sect1" text:name="sppb-addon-wrapper-1576499758113">
            <text:p text:style-name="Standard"/>
            <text:section text:style-name="Sect1" text:name="sppb-addon-1576499758113">
              <text:h text:style-name="P1" text:outline-level="2">Расписание</text:h>
            </text:section>
          </text:section>
        </text:section>
      </text:section>
      <text:section text:style-name="Sect1" text:name="column-wrap-id-1576499758114">
        <text:p text:style-name="Standard"/>
        <text:section text:style-name="Sect1" text:name="column-id-1576499758114">
          <text:p text:style-name="Standard"/>
          <text:section text:style-name="Sect1" text:name="sppb-addon-wrapper-1576518378351">
            <text:p text:style-name="Standard"/>
            <text:section text:style-name="Sect1" text:name="sppb-addon-1576518378351">
              <table:table table:name="Таблица1" table:style-name="Таблица1">
                <table:table-column table:style-name="Таблица1.A"/>
                <table:table-column table:style-name="Таблица1.B"/>
                <table:table-row>
                  <table:table-cell table:style-name="Таблица1.A1" office:value-type="string">
                    <text:p text:style-name="P2">08:30-09:00</text:p>
                  </table:table-cell>
                  <table:table-cell table:style-name="Таблица1.A1" office:value-type="string">
                    <text:p text:style-name="P2">Дополнительное время <text:line-break/>(приём детей)</text:p>
                  </table:table-cell>
                </table:table-row>
                <table:table-row>
                  <table:table-cell table:style-name="Таблица1.A1" office:value-type="string">
                    <text:p text:style-name="P2">09:00-09:15</text:p>
                  </table:table-cell>
                  <table:table-cell table:style-name="Таблица1.A1" office:value-type="string">
                    <text:p text:style-name="P2">Встреча детей</text:p>
                  </table:table-cell>
                </table:table-row>
                <table:table-row>
                  <table:table-cell table:style-name="Таблица1.A1" office:value-type="string">
                    <text:p text:style-name="P2">09:15-09:30</text:p>
                  </table:table-cell>
                  <table:table-cell table:style-name="Таблица1.A1" office:value-type="string">
                    <text:p text:style-name="P2">Весёлая зарядка</text:p>
                  </table:table-cell>
                </table:table-row>
                <table:table-row>
                  <table:table-cell table:style-name="Таблица1.A1" office:value-type="string">
                    <text:p text:style-name="P2">09:30-10:00</text:p>
                  </table:table-cell>
                  <table:table-cell table:style-name="Таблица1.A1" office:value-type="string">
                    <text:p text:style-name="P2">Первый урок</text:p>
                  </table:table-cell>
                </table:table-row>
                <table:table-row>
                  <table:table-cell table:style-name="Таблица1.A1" office:value-type="string">
                    <text:p text:style-name="P2">10:00-10:30</text:p>
                  </table:table-cell>
                  <table:table-cell table:style-name="Таблица1.A1" office:value-type="string">
                    <text:p text:style-name="P2">Перемена. Завтрак</text:p>
                  </table:table-cell>
                </table:table-row>
                <table:table-row>
                  <table:table-cell table:style-name="Таблица1.A1" office:value-type="string">
                    <text:p text:style-name="P2">10:30-11:00</text:p>
                  </table:table-cell>
                  <table:table-cell table:style-name="Таблица1.A1" office:value-type="string">
                    <text:p text:style-name="P2">Второй урок</text:p>
                  </table:table-cell>
                </table:table-row>
                <table:table-row>
                  <table:table-cell table:style-name="Таблица1.A1" office:value-type="string">
                    <text:p text:style-name="P2">11:00-11:10</text:p>
                  </table:table-cell>
                  <table:table-cell table:style-name="Таблица1.A1" office:value-type="string">
                    <text:p text:style-name="P2">Перемена</text:p>
                  </table:table-cell>
                </table:table-row>
                <table:table-row>
                  <table:table-cell table:style-name="Таблица1.A1" office:value-type="string">
                    <text:p text:style-name="P2">11:10-11:40</text:p>
                  </table:table-cell>
                  <table:table-cell table:style-name="Таблица1.A1" office:value-type="string">
                    <text:p text:style-name="P2">Третий урок</text:p>
                  </table:table-cell>
                </table:table-row>
                <table:table-row>
                  <table:table-cell table:style-name="Таблица1.A1" office:value-type="string">
                    <text:p text:style-name="P2">11:40-12:00</text:p>
                  </table:table-cell>
                  <table:table-cell table:style-name="Таблица1.A1" office:value-type="string">
                    <text:p text:style-name="P2">Перемена. Фруктовый перекус</text:p>
                  </table:table-cell>
                </table:table-row>
                <table:table-row>
                  <table:table-cell table:style-name="Таблица1.A1" office:value-type="string">
                    <text:p text:style-name="P2">12:00-12:30</text:p>
                  </table:table-cell>
                  <table:table-cell table:style-name="Таблица1.A1" office:value-type="string">
                    <text:p text:style-name="P2">Четвёртый урок</text:p>
                  </table:table-cell>
                </table:table-row>
                <table:table-row>
                  <table:table-cell table:style-name="Таблица1.A1" office:value-type="string">
                    <text:p text:style-name="P2">12:30-13:10</text:p>
                  </table:table-cell>
                  <table:table-cell table:style-name="Таблица1.A1" office:value-type="string">
                    <text:p text:style-name="P2">Обед</text:p>
                  </table:table-cell>
                </table:table-row>
              </table:table>
              <text:p text:style-name="Text_20_body"/>
            </text:section>
          </text:section>
        </text:section>
      </text:section>
      <text:section text:style-name="Sect1" text:name="column-wrap-id-1576518378348">
        <text:p text:style-name="Standard"/>
        <text:section text:style-name="Sect1" text:name="column-id-1576518378348">
          <text:p text:style-name="Standard"/>
          <text:section text:style-name="Sect1" text:name="sppb-addon-wrapper-1576518378343">
            <text:p text:style-name="Standard"/>
            <text:section text:style-name="Sect1" text:name="sppb-addon-1576518378343">
              <table:table table:name="Таблица2" table:style-name="Таблица2">
                <table:table-column table:style-name="Таблица2.A"/>
                <table:table-column table:style-name="Таблица2.B"/>
                <table:table-row>
                  <table:table-cell table:style-name="Таблица2.A1" office:value-type="string">
                    <text:p text:style-name="P2">13:10-14:10</text:p>
                  </table:table-cell>
                  <table:table-cell table:style-name="Таблица2.A1" office:value-type="string">
                    <text:p text:style-name="P2">Спокойный час</text:p>
                  </table:table-cell>
                </table:table-row>
                <table:table-row>
                  <table:table-cell table:style-name="Таблица2.A1" office:value-type="string">
                    <text:p text:style-name="P2">14:10-14:40</text:p>
                  </table:table-cell>
                  <table:table-cell table:style-name="Таблица2.A1" office:value-type="string">
                    <text:p text:style-name="P2">Выполнение домашнего задания</text:p>
                  </table:table-cell>
                </table:table-row>
                <table:table-row>
                  <table:table-cell table:style-name="Таблица2.A1" office:value-type="string">
                    <text:p text:style-name="P2">14:40-14:50</text:p>
                  </table:table-cell>
                  <table:table-cell table:style-name="Таблица2.A1" office:value-type="string">
                    <text:p text:style-name="P2">Перемена</text:p>
                  </table:table-cell>
                </table:table-row>
                <table:table-row>
                  <table:table-cell table:style-name="Таблица2.A1" office:value-type="string">
                    <text:p text:style-name="P2">14:50-15:35</text:p>
                  </table:table-cell>
                  <table:table-cell table:style-name="Таблица2.A1" office:value-type="string">
                    <text:p text:style-name="P2">Физкультура (3 раза в неделю)/творчество (2 раза в неделю)</text:p>
                  </table:table-cell>
                </table:table-row>
                <table:table-row>
                  <table:table-cell table:style-name="Таблица2.A1" office:value-type="string">
                    <text:p text:style-name="P2">15:35-15:50</text:p>
                  </table:table-cell>
                  <table:table-cell table:style-name="Таблица2.A1" office:value-type="string">
                    <text:p text:style-name="P2">Полдник</text:p>
                  </table:table-cell>
                </table:table-row>
                <table:table-row>
                  <table:table-cell table:style-name="Таблица2.A1" office:value-type="string">
                    <text:p text:style-name="P2">15:50-16:35<text:soft-page-break/></text:p>
                  </table:table-cell>
                  <table:table-cell table:style-name="Таблица2.A1" office:value-type="string">
                    <text:p text:style-name="P2">Дополнительные занятия</text:p>
                  </table:table-cell>
                </table:table-row>
                <table:table-row>
                  <table:table-cell table:style-name="Таблица2.A1" office:value-type="string">
                    <text:p text:style-name="P2">16:35-16:45</text:p>
                  </table:table-cell>
                  <table:table-cell table:style-name="Таблица2.A1" office:value-type="string">
                    <text:p text:style-name="P2">Подготовка к прогулке/играм</text:p>
                  </table:table-cell>
                </table:table-row>
                <table:table-row>
                  <table:table-cell table:style-name="Таблица2.A1" office:value-type="string">
                    <text:p text:style-name="P2">16:45-17:45</text:p>
                  </table:table-cell>
                  <table:table-cell table:style-name="Таблица2.A1" office:value-type="string">
                    <text:p text:style-name="P2">Прогулка</text:p>
                  </table:table-cell>
                </table:table-row>
                <table:table-row>
                  <table:table-cell table:style-name="Таблица2.A1" office:value-type="string">
                    <text:p text:style-name="P2">17:45-18:00</text:p>
                  </table:table-cell>
                  <table:table-cell table:style-name="Таблица2.A1" office:value-type="string">
                    <text:p text:style-name="P2">Ужин</text:p>
                  </table:table-cell>
                </table:table-row>
                <table:table-row>
                  <table:table-cell table:style-name="Таблица2.A1" office:value-type="string">
                    <text:p text:style-name="P2">18:00-18:30</text:p>
                  </table:table-cell>
                  <table:table-cell table:style-name="Таблица2.A1" office:value-type="string">
                    <text:p text:style-name="P2">Свободное время</text:p>
                  </table:table-cell>
                </table:table-row>
              </table:table>
              <text:p text:style-name="Text_20_body"/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0:26:42.376059424</meta:creation-date>
    <dc:date>2024-04-22T20:27:53.648622881</dc:date>
    <meta:editing-duration>PT1M11S</meta:editing-duration>
    <meta:editing-cycles>1</meta:editing-cycles>
    <meta:document-statistic meta:table-count="2" meta:image-count="0" meta:object-count="0" meta:page-count="2" meta:paragraph-count="43" meta:word-count="70" meta:character-count="597" meta:non-whitespace-character-count="569"/>
    <meta:generator>LibreOffice/7.5.9.2$Linux_X86_64 LibreOffice_project/50$Build-2</meta:generator>
  </office:meta>
</office:document-meta>
</file>